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Roboto Light" svg:font-family="'Roboto Light'"/>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Text_20_body">
      <style:text-properties fo:language="en" fo:country="GB" officeooo:rsid="000bac60" officeooo:paragraph-rsid="000bac60"/>
    </style:style>
    <style:style style:name="P3" style:family="paragraph" style:parent-style-name="Text_20_body">
      <style:text-properties fo:language="en" fo:country="GB" officeooo:paragraph-rsid="000d1273"/>
    </style:style>
    <style:style style:name="P4" style:family="paragraph" style:parent-style-name="Text_20_body">
      <style:text-properties fo:language="en" fo:country="GB" officeooo:rsid="000d1273" officeooo:paragraph-rsid="000d1273"/>
    </style:style>
    <style:style style:name="P5" style:family="paragraph" style:parent-style-name="Text_20_body">
      <style:text-properties fo:language="en" fo:country="GB" officeooo:rsid="000e778d" officeooo:paragraph-rsid="000e778d"/>
    </style:style>
    <style:style style:name="P6" style:family="paragraph" style:parent-style-name="Text_20_body">
      <style:text-properties fo:language="en" fo:country="GB" officeooo:rsid="00116c49" officeooo:paragraph-rsid="00116c49"/>
    </style:style>
    <style:style style:name="P7" style:family="paragraph" style:parent-style-name="Text_20_body">
      <style:text-properties fo:language="en" fo:country="GB" fo:font-weight="normal" officeooo:rsid="000d1273" officeooo:paragraph-rsid="000d1273" style:font-weight-asian="normal" style:font-weight-complex="normal"/>
    </style:style>
    <style:style style:name="P8" style:family="paragraph" style:parent-style-name="Text_20_body">
      <style:text-properties fo:language="en" fo:country="GB" officeooo:rsid="0012b0c8" officeooo:paragraph-rsid="0012b0c8"/>
    </style:style>
    <style:style style:name="P9" style:family="paragraph" style:parent-style-name="Footnote">
      <style:text-properties officeooo:rsid="000e778d" officeooo:paragraph-rsid="000e778d"/>
    </style:style>
    <style:style style:name="P10" style:family="paragraph" style:parent-style-name="Text_20_body" style:list-style-name="L1">
      <style:text-properties fo:language="en" fo:country="GB" officeooo:rsid="00116c49" officeooo:paragraph-rsid="00116c49"/>
    </style:style>
    <style:style style:name="P11" style:family="paragraph" style:parent-style-name="Text_20_body" style:list-style-name="L1">
      <style:text-properties fo:language="en" fo:country="GB" officeooo:rsid="00117242" officeooo:paragraph-rsid="00117242"/>
    </style:style>
    <style:style style:name="P12" style:family="paragraph" style:parent-style-name="Text_20_body" style:list-style-name="L1">
      <style:text-properties fo:language="en" fo:country="GB" officeooo:rsid="0012b0c8" officeooo:paragraph-rsid="0012b0c8"/>
    </style:style>
    <style:style style:name="P13" style:family="paragraph" style:parent-style-name="Heading_20_2">
      <style:text-properties fo:language="en" fo:country="GB"/>
    </style:style>
    <style:style style:name="P14" style:family="paragraph" style:parent-style-name="Heading_20_1">
      <style:paragraph-properties fo:text-align="center" style:justify-single-word="false"/>
      <style:text-properties fo:language="en" fo:country="GB"/>
    </style:style>
    <style:style style:name="P15" style:family="paragraph" style:parent-style-name="Heading_20_1">
      <style:text-properties style:font-name="Roboto" fo:font-size="16.1000003814697pt" fo:language="en" fo:country="GB" fo:font-weight="bold" officeooo:rsid="000bac60" style:font-name-asian="Droid Sans Fallback" style:font-size-asian="16.1000003814697pt" style:font-weight-asian="bold" style:font-name-complex="FreeSans" style:font-size-complex="16.1000003814697pt" style:font-weight-complex="bold"/>
    </style:style>
    <style:style style:name="P16" style:family="paragraph" style:parent-style-name="Heading_20_1">
      <style:text-properties style:font-name="Roboto" fo:font-size="16.1000003814697pt" fo:language="en" fo:country="GB" fo:font-weight="bold" officeooo:rsid="000bac60" officeooo:paragraph-rsid="000bac60" style:font-name-asian="Droid Sans Fallback" style:font-size-asian="16.1000003814697pt" style:font-weight-asian="bold" style:font-name-complex="FreeSans" style:font-size-complex="16.1000003814697pt" style:font-weight-complex="bold"/>
    </style:style>
    <style:style style:name="P17" style:family="paragraph" style:parent-style-name="Heading_20_1">
      <style:text-properties style:font-name="Roboto" fo:font-size="16.1000003814697pt" fo:language="en" fo:country="GB" fo:font-weight="bold" officeooo:rsid="00116c49" officeooo:paragraph-rsid="00116c49" style:font-name-asian="Droid Sans Fallback" style:font-size-asian="16.1000003814697pt" style:font-weight-asian="bold" style:font-name-complex="FreeSans" style:font-size-complex="16.1000003814697pt" style:font-weight-complex="bold"/>
    </style:style>
    <style:style style:name="T1" style:family="text">
      <style:text-properties officeooo:rsid="000bac60"/>
    </style:style>
    <style:style style:name="T2" style:family="text">
      <style:text-properties officeooo:rsid="000d1273"/>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d1273" style:font-weight-asian="normal" style:font-weight-complex="normal"/>
    </style:style>
    <style:style style:name="T6" style:family="text">
      <style:text-properties fo:font-weight="normal" officeooo:rsid="000d79b7" style:font-weight-asian="normal" style:font-weight-complex="normal"/>
    </style:style>
    <style:style style:name="T7" style:family="text">
      <style:text-properties fo:font-weight="normal" officeooo:rsid="000e778d" style:font-weight-asian="normal" style:font-weight-complex="normal"/>
    </style:style>
    <style:style style:name="T8" style:family="text">
      <style:text-properties fo:font-weight="normal" officeooo:rsid="000f8088" style:font-weight-asian="normal" style:font-weight-complex="normal"/>
    </style:style>
    <style:style style:name="T9" style:family="text">
      <style:text-properties fo:font-weight="normal" officeooo:rsid="001050bd" style:font-weight-asian="normal" style:font-weight-complex="normal"/>
    </style:style>
    <style:style style:name="T10" style:family="text">
      <style:text-properties officeooo:rsid="00117242"/>
    </style:style>
    <style:style style:name="T11" style:family="text">
      <style:text-properties officeooo:rsid="0014d9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stitute of Open Leadership 2 Proposal</text:h>
      <text:p text:style-name="P1"/>
      <text:h text:style-name="P13" text:outline-level="2">Title</text:h>
      <text:p text:style-name="P2">Definition of a data policy for marine research data in the Institute of Marine Sciences</text:p>
      <text:h text:style-name="P16" text:outline-level="1">Context</text:h>
      <text:p text:style-name="P3">The <text:span text:style-name="T1">Inst</text:span>itute of Marine Sciences <text:span text:style-name="T1">(ISMAR)</text:span> is a research institute part of the Italian National Research Council (CNR). <text:span text:style-name="T2">It's the biggest institute in Italy in the marine field</text:span><text:span text:style-name="T5">, conducting research in Mediterranean, oceanic and polar regions, focusing on the evolution of oceans and their continental margins, studying submarine volcanoes, faults and slides; the influence of climate change on oceanic circulation, acidification, bio-geochemical cycles and marine productivity; submarine habitats and ecology, and the increasing pollution of coastal and deep-sea environments; the evolution of fish stocks; natural and anthropogenic factors impacting economically and socially on coastal systems.</text:span></text:p>
      <text:p text:style-name="P7">This diverse set of interests produce a great variety of data with very different needs about analysis, processing, storage, dissemination.</text:p>
      <text:p text:style-name="P4"><text:span text:style-name="T4">During last 10 years ISMAR </text:span><text:span text:style-name="T6">participated in various initiatives at national and international level to make available research data in a standard and interoperable way (e.g. INSPIRE, EMODnet, SeaDataNet, Copernicus, …) and developed </text:span><text:span text:style-name="T7">some portals (with open source software) to make data accessible (e.s. CIGNo</text:span><text:span text:style-name="T7"><text:note text:id="ftn1" text:note-class="footnote"><text:note-citation>1</text:note-citation><text:note-body><text:p text:style-name="P9"><text:a xlink:type="simple" xlink:href="http://cigno.ve.ismar.cnr.it/" text:style-name="Internet_20_link" text:visited-style-name="Visited_20_Internet_20_Link">http://cigno.ve.ismar.cnr.it/</text:a></text:p></text:note-body></text:note></text:span><text:span text:style-name="T7">, ADRIPLAN Data Portal</text:span><text:span text:style-name="T7"><text:note text:id="ftn2" text:note-class="footnote"><text:note-citation>2</text:note-citation><text:note-body><text:p text:style-name="P9"><text:a xlink:type="simple" xlink:href="http://data.adriplan.eu/" text:style-name="Internet_20_link" text:visited-style-name="Visited_20_Internet_20_Link">http://data.adriplan.eu/</text:a></text:p></text:note-body></text:note></text:span><text:span text:style-name="T7">).</text:span></text:p>
      <text:p text:style-name="P5"><text:span text:style-name="T4">In the very last years, ISMAR also developed a couple of documents to define data policies for specific projects, </text:span><text:span text:style-name="T9">suggesting the use of Creative Commons Licences</text:span><text:span text:style-name="T4"> </text:span><text:span text:style-name="T9">8</text:span><text:span text:style-name="T4">ADRIPLAN</text:span><text:span text:style-name="T4"><text:note text:id="ftn3" text:note-class="footnote"><text:note-citation>3</text:note-citation><text:note-body><text:p text:style-name="P9"><text:a xlink:type="simple" xlink:href="http://adriplan.eu/" text:style-name="Internet_20_link" text:visited-style-name="Visited_20_Internet_20_Link">http://adriplan.eu/</text:a></text:p></text:note-body></text:note></text:span><text:span text:style-name="T4">, RITMARE</text:span><text:span text:style-name="T4"><text:note text:id="ftn4" text:note-class="footnote"><text:note-citation>4</text:note-citation><text:note-body><text:p text:style-name="P9"><text:a xlink:type="simple" xlink:href="http://dx.doi.org/10.6084/m9.figshare.1235546" text:style-name="Internet_20_link" text:visited-style-name="Visited_20_Internet_20_Link">http://dx.doi.org/10.6084/m9.figshare.1235546</text:a></text:p></text:note-body></text:note></text:span><text:span text:style-name="T9">)</text:span><text:span text:style-name="T4"> but a comprehensive policy for </text:span><text:span text:style-name="T8">all the </text:span><text:span text:style-name="T4">data of the Institute, both for internal and external </text:span><text:span text:style-name="T8">purposes </text:span><text:span text:style-name="T4">is </text:span><text:span text:style-name="T8">still </text:span><text:span text:style-name="T4">missing.</text:span></text:p>
      <text:h text:style-name="P17" text:outline-level="1">Proposal</text:h>
      <text:p text:style-name="P6">The objective of this proposal is to learn how the CC Licences can be applied to the diverse set of data produced by the Institute of Marine Sciences maximizing the value and the reuse of data and promoting an open culture of sharing scientific knowledge.</text:p>
      <text:p text:style-name="P6">For this purpose various steps can be foreseen:</text:p>
      <text:list xml:id="list9109713337235782957" text:style-name="L1">
        <text:list-item>
          <text:p text:style-name="P10"><text:soft-page-break/><text:span text:style-name="T3">Increase awareness</text:span> about benefits of openness among researchers through specific seminars and workshops</text:p>
        </text:list-item>
        <text:list-item>
          <text:p text:style-name="P10">Study how the range of <text:span text:style-name="T3">Creative Commons Licences</text:span> can be appl<text:span text:style-name="T10">i</text:span>ed <text:span text:style-name="T10">to the different types of marine research data</text:span></text:p>
        </text:list-item>
        <text:list-item>
          <text:p text:style-name="P11">Propose <text:span text:style-name="T3">procedures and best practices</text:span> on how the exchange of information and data with open licence<text:span text:style-name="T11">s</text:span> can improve the quality and effectiveness of the research</text:p>
        </text:list-item>
        <text:list-item>
          <text:p text:style-name="P11"><text:span text:style-name="T3">Develop a open data policy</text:span> for the whole Institute of Marine Sciences to be applied in the data portals and dissemination activities</text:p>
        </text:list-item>
        <text:list-item>
          <text:p text:style-name="P11">Use this example as a <text:span text:style-name="T3">show case</text:span> to foster the development and adoption of open data policies in other Institutes and European and International activities dealing with Marine Research Data.</text:p>
        </text:list-item>
        <text:list-item>
          <text:p text:style-name="P12">Assess the success of the initiative monitoring the quantity and quality of data made available and used.</text:p>
        </text:list-item>
      </text:list>
      <text:h text:style-name="P15" text:outline-level="1">Expected outcomes</text:h>
      <text:p text:style-name="P8">With this initiative we expect to increase awareness both in the Institute and in the wider marine community about the importance and benefits of using Creative Commons licences for Marine Research Data.</text:p>
      <text:p text:style-name="P8">We also expect that the amount and quality of data made available to the research community and the general public will increase and will maximize its reuse.</text:p>
      <text:p text:style-name="P8">Among other benefits, we think also that the visibility of data of the ISMAR will hel<text:span text:style-name="T11">p</text:span> to improve the dissemination of the results of its <text:span text:style-name="T11">studies</text:span> and so the possible collaborations with other researchers in the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Roboto Light" svg:font-family="'Roboto Light'"/>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oboto Light"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Roboto Light"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oboto" fo:font-family="Roboto"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Roboto Light" fo:font-family="'Roboto Ligh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oboto Light" fo:font-family="'Roboto Light'"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Light" fo:font-family="'Roboto Ligh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Sarretta</meta:initial-creator>
    <meta:creation-date>2015-10-30T05:53:59.741452751</meta:creation-date>
    <dc:date>2015-12-12T00:35:30.997904530</dc:date>
    <dc:creator>Alessandro Sarretta</dc:creator>
    <meta:editing-duration>PT52M7S</meta:editing-duration>
    <meta:editing-cycles>7</meta:editing-cycles>
    <meta:generator>LibreOffice/5.0.3.2$Linux_X86_64 LibreOffice_project/00m0$Build-2</meta:generator>
    <meta:document-statistic meta:table-count="0" meta:image-count="0" meta:object-count="0" meta:page-count="2" meta:paragraph-count="25" meta:word-count="522" meta:character-count="3432" meta:non-whitespace-character-count="2941"/>
  </office:meta>
</office:document-meta>
</file>